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-3.086357355" calcext:value-type="float">
            <text:p>-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5373" calcext:value-type="float">
            <text:p>30,255373</text:p>
          </table:table-cell>
          <table:table-cell office:value-type="float" office:value="4.106813262E-026" calcext:value-type="float">
            <text:p>4,11E-026</text:p>
          </table:table-cell>
          <table:table-cell office:value-type="float" office:value="3.08754015" calcext:value-type="float">
            <text:p>3,08754015</text:p>
          </table:table-cell>
          <table:table-cell table:style-name="ce2" table:formula="of:=ABS(SUM([.E2:.E3])/[.E2])" office:value-type="float" office:value="0.000383233327820546" calcext:value-type="float">
            <text:p>0,00038323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23.60241699" calcext:value-type="float">
            <text:p>23,60241699</text:p>
          </table:table-cell>
          <table:table-cell office:value-type="float" office:value="4.488398972E-020" calcext:value-type="float">
            <text:p>4,49E-020</text:p>
          </table:table-cell>
          <table:table-cell office:value-type="float" office:value="-2.367500305" calcext:value-type="float">
            <text:p>-2,3675003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23.69375992" calcext:value-type="float">
            <text:p>23,69375992</text:p>
          </table:table-cell>
          <table:table-cell office:value-type="float" office:value="4.460057373E-020" calcext:value-type="float">
            <text:p>4,46E-020</text:p>
          </table:table-cell>
          <table:table-cell office:value-type="float" office:value="2.369673252" calcext:value-type="float">
            <text:p>2,369673252</text:p>
          </table:table-cell>
          <table:table-cell table:formula="of:=ABS(SUM([.E4:.E5])/[.E4])" office:value-type="float" office:value="0.000917823324208626" calcext:value-type="float">
            <text:p>0,00091782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25.18258858" calcext:value-type="float">
            <text:p>25,18258858</text:p>
          </table:table-cell>
          <table:table-cell office:value-type="float" office:value="3.572522259E-017" calcext:value-type="float">
            <text:p>3,57E-017</text:p>
          </table:table-cell>
          <table:table-cell office:value-type="float" office:value="-1.984574318" calcext:value-type="float">
            <text:p>-1,98457431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25.27640343" calcext:value-type="float">
            <text:p>25,27640343</text:p>
          </table:table-cell>
          <table:table-cell office:value-type="float" office:value="3.492584186E-017" calcext:value-type="float">
            <text:p>3,49E-017</text:p>
          </table:table-cell>
          <table:table-cell office:value-type="float" office:value="1.988559484" calcext:value-type="float">
            <text:p>1,988559484</text:p>
          </table:table-cell>
          <table:table-cell table:style-name="ce3" table:formula="of:=ABS(SUM([.E6:.E7])/[.E6])" office:value-type="float" office:value="0.00200807093181385" calcext:value-type="float">
            <text:p>0,00200807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25.76611328" calcext:value-type="float">
            <text:p>25,76611328</text:p>
          </table:table-cell>
          <table:table-cell office:value-type="float" office:value="3.632007398E-015" calcext:value-type="float">
            <text:p>3,63E-015</text:p>
          </table:table-cell>
          <table:table-cell office:value-type="float" office:value="-1.738230586" calcext:value-type="float">
            <text:p>-1,73823058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25.70609856" calcext:value-type="float">
            <text:p>25,70609856</text:p>
          </table:table-cell>
          <table:table-cell office:value-type="float" office:value="4.831791451E-015" calcext:value-type="float">
            <text:p>4,83E-015</text:p>
          </table:table-cell>
          <table:table-cell office:value-type="float" office:value="1.74078095" calcext:value-type="float">
            <text:p>1,74078095</text:p>
          </table:table-cell>
          <table:table-cell table:style-name="ce3" table:formula="of:=ABS(SUM([.E8:.E9])/[.E8])" office:value-type="float" office:value="0.00146721845797734" calcext:value-type="float">
            <text:p>0,00146721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6" calcext:value-type="float">
            <text:p>16046</text:p>
          </table:table-cell>
          <table:table-cell office:value-type="float" office:value="25.90656853" calcext:value-type="float">
            <text:p>25,90656853</text:p>
          </table:table-cell>
          <table:table-cell office:value-type="float" office:value="0.000000000000239962374" calcext:value-type="float">
            <text:p>2,40E-013</text:p>
          </table:table-cell>
          <table:table-cell office:value-type="float" office:value="-1.558701038" calcext:value-type="float">
            <text:p>-1,55870103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6" calcext:value-type="float">
            <text:p>16046</text:p>
          </table:table-cell>
          <table:table-cell office:value-type="float" office:value="25.78040886" calcext:value-type="float">
            <text:p>25,78040886</text:p>
          </table:table-cell>
          <table:table-cell office:value-type="float" office:value="0.00000000000009656725831" calcext:value-type="float">
            <text:p>9,66E-014</text:p>
          </table:table-cell>
          <table:table-cell office:value-type="float" office:value="1.559467554" calcext:value-type="float">
            <text:p>1,559467554</text:p>
          </table:table-cell>
          <table:table-cell table:style-name="ce3" table:formula="of:=ABS(SUM([.E10:.E11])/[.E10])" office:value-type="float" office:value="0.000491765887949504" calcext:value-type="float">
            <text:p>0,00049176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24" calcext:value-type="float">
            <text:p>16124</text:p>
          </table:table-cell>
          <table:table-cell office:value-type="float" office:value="25.88120651" calcext:value-type="float">
            <text:p>25,88120651</text:p>
          </table:table-cell>
          <table:table-cell office:value-type="float" office:value="0.000000000004034949458" calcext:value-type="float">
            <text:p>4,03E-012</text:p>
          </table:table-cell>
          <table:table-cell office:value-type="float" office:value="-1.416935086" calcext:value-type="float">
            <text:p>-1,41693508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24" calcext:value-type="float">
            <text:p>16124</text:p>
          </table:table-cell>
          <table:table-cell office:value-type="float" office:value="25.82052612" calcext:value-type="float">
            <text:p>25,82052612</text:p>
          </table:table-cell>
          <table:table-cell office:value-type="float" office:value="0.000000000001917914178" calcext:value-type="float">
            <text:p>1,92E-012</text:p>
          </table:table-cell>
          <table:table-cell office:value-type="float" office:value="1.417401195" calcext:value-type="float">
            <text:p>1,417401195</text:p>
          </table:table-cell>
          <table:table-cell table:formula="of:=ABS(SUM([.E12:.E13])/[.E12])" office:value-type="float" office:value="0.000328955789580887" calcext:value-type="float">
            <text:p>0,00032895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13" calcext:value-type="float">
            <text:p>16213</text:p>
          </table:table-cell>
          <table:table-cell office:value-type="float" office:value="25.86628914" calcext:value-type="float">
            <text:p>25,86628914</text:p>
          </table:table-cell>
          <table:table-cell office:value-type="float" office:value="0.0000000000439968964" calcext:value-type="float">
            <text:p>4,40E-011</text:p>
          </table:table-cell>
          <table:table-cell office:value-type="float" office:value="-1.304028034" calcext:value-type="float">
            <text:p>-1,30402803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13" calcext:value-type="float">
            <text:p>16213</text:p>
          </table:table-cell>
          <table:table-cell office:value-type="float" office:value="25.92738533" calcext:value-type="float">
            <text:p>25,92738533</text:p>
          </table:table-cell>
          <table:table-cell office:value-type="float" office:value="0.00000000001039043591" calcext:value-type="float">
            <text:p>1,04E-011</text:p>
          </table:table-cell>
          <table:table-cell office:value-type="float" office:value="1.304746389" calcext:value-type="float">
            <text:p>1,304746389</text:p>
          </table:table-cell>
          <table:table-cell table:formula="of:=ABS(SUM([.E14:.E15])/[.E14])" office:value-type="float" office:value="0.000550873893252558" calcext:value-type="float">
            <text:p>0,00055087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05" calcext:value-type="float">
            <text:p>16305</text:p>
          </table:table-cell>
          <table:table-cell office:value-type="float" office:value="25.94719887" calcext:value-type="float">
            <text:p>25,94719887</text:p>
          </table:table-cell>
          <table:table-cell office:value-type="float" office:value="0.00000000005309051115" calcext:value-type="float">
            <text:p>5,31E-011</text:p>
          </table:table-cell>
          <table:table-cell office:value-type="float" office:value="-1.208550572" calcext:value-type="float">
            <text:p>-1,20855057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05" calcext:value-type="float">
            <text:p>16305</text:p>
          </table:table-cell>
          <table:table-cell office:value-type="float" office:value="26.07187462" calcext:value-type="float">
            <text:p>26,07187462</text:p>
          </table:table-cell>
          <table:table-cell office:value-type="float" office:value="0.00000000005292907779" calcext:value-type="float">
            <text:p>5,29E-011</text:p>
          </table:table-cell>
          <table:table-cell office:value-type="float" office:value="1.209038019" calcext:value-type="float">
            <text:p>1,209038019</text:p>
          </table:table-cell>
          <table:table-cell table:formula="of:=ABS(SUM([.E16:.E17])/[.E16])" office:value-type="float" office:value="0.000403331901281852" calcext:value-type="float">
            <text:p>0,00040333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370" calcext:value-type="float">
            <text:p>16370</text:p>
          </table:table-cell>
          <table:table-cell office:value-type="float" office:value="26.08576012" calcext:value-type="float">
            <text:p>26,08576012</text:p>
          </table:table-cell>
          <table:table-cell office:value-type="float" office:value="0.0000000005634169242" calcext:value-type="float">
            <text:p>5,63E-010</text:p>
          </table:table-cell>
          <table:table-cell office:value-type="float" office:value="-1.128771186" calcext:value-type="float">
            <text:p>-1,12877118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370" calcext:value-type="float">
            <text:p>16370</text:p>
          </table:table-cell>
          <table:table-cell office:value-type="float" office:value="26.14564133" calcext:value-type="float">
            <text:p>26,14564133</text:p>
          </table:table-cell>
          <table:table-cell office:value-type="float" office:value="0.0000000002633951668" calcext:value-type="float">
            <text:p>2,63E-010</text:p>
          </table:table-cell>
          <table:table-cell office:value-type="float" office:value="1.129047275" calcext:value-type="float">
            <text:p>1,129047275</text:p>
          </table:table-cell>
          <table:table-cell table:style-name="ce3" table:formula="of:=ABS(SUM([.E18:.E19])/[.E18])" office:value-type="float" office:value="0.000244592529845087" calcext:value-type="float">
            <text:p>0,00024459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411" calcext:value-type="float">
            <text:p>16411</text:p>
          </table:table-cell>
          <table:table-cell office:value-type="float" office:value="26.1591835" calcext:value-type="float">
            <text:p>26,1591835</text:p>
          </table:table-cell>
          <table:table-cell office:value-type="float" office:value="0.000000006445639578" calcext:value-type="float">
            <text:p>6,45E-009</text:p>
          </table:table-cell>
          <table:table-cell office:value-type="float" office:value="-1.060431242" calcext:value-type="float">
            <text:p>-1,06043124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411" calcext:value-type="float">
            <text:p>16411</text:p>
          </table:table-cell>
          <table:table-cell office:value-type="float" office:value="26.20602798" calcext:value-type="float">
            <text:p>26,20602798</text:p>
          </table:table-cell>
          <table:table-cell office:value-type="float" office:value="0.00000001275414352" calcext:value-type="float">
            <text:p>1,28E-008</text:p>
          </table:table-cell>
          <table:table-cell office:value-type="float" office:value="1.060973883" calcext:value-type="float">
            <text:p>1,060973883</text:p>
          </table:table-cell>
          <table:table-cell table:style-name="ce3" table:formula="of:=ABS(SUM([.E20:.E21])/[.E20])" office:value-type="float" office:value="0.00051171728869151" calcext:value-type="float">
            <text:p>0,000511717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481" calcext:value-type="float">
            <text:p>16481</text:p>
          </table:table-cell>
          <table:table-cell office:value-type="float" office:value="26.21167374" calcext:value-type="float">
            <text:p>26,21167374</text:p>
          </table:table-cell>
          <table:table-cell office:value-type="float" office:value="0.00000003406574933" calcext:value-type="float">
            <text:p>3,41E-008</text:p>
          </table:table-cell>
          <table:table-cell office:value-type="float" office:value="0.9975912571" calcext:value-type="float">
            <text:p>0,997591257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SUM([.F3];[.F5];[.F7];[.F9];[.F11];[.F13];[.F15];[.F17];[.F19];[.F21])/10" office:value-type="float" office:value="0.000730758333242176" calcext:value-type="float">
            <text:p>0,0007307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46:25.2049894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47:19.999832647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